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40pt" style:font-size-asian="40pt" style:font-size-complex="40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size="40pt" style:font-size-asian="40pt" style:font-size-complex="40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size="18pt" style:font-size-asian="18pt" style:font-size-complex="18pt"/>
    </style:style>
    <style:style style:name="P6" style:parent-style-name="Standard" style:family="paragraph">
      <style:text-properties fo:font-size="18pt" style:font-size-asian="18pt" style:font-size-complex="18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list-style-name="LFO1" style:family="paragraph"/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font-weight="bold" style:font-weight-asian="bold" style:font-weight-complex="bold" fo:language="en" fo:country="US"/>
    </style:style>
    <style:style style:name="P11" style:parent-style-name="Standard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list-style-name="LFO2" style:family="paragraph"/>
    <style:style style:name="P24" style:parent-style-name="Standard" style:list-style-name="LFO2" style:family="paragraph"/>
    <style:style style:name="P25" style:parent-style-name="Standard" style:list-style-name="LFO2" style:family="paragraph"/>
    <style:style style:name="P26" style:parent-style-name="Standard" style:list-style-name="LFO2" style:family="paragraph"/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Standard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list-style-name="LFO4" style:family="paragraph"/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font-weight="bold" style:font-weight-asian="bold" style:font-weight-complex="bold" fo:language="en" fo:country="US"/>
    </style:style>
    <style:style style:name="P40" style:parent-style-name="Standard" style:list-style-name="LFO4" style:family="paragraph"/>
    <style:style style:name="P41" style:parent-style-name="Standard" style:list-style-name="LFO4" style:family="paragraph"/>
    <style:style style:name="P42" style:parent-style-name="Standard" style:list-style-name="LFO4" style:family="paragraph"/>
    <style:style style:name="P43" style:parent-style-name="Standard" style:family="paragraph">
      <style:text-properties fo:font-weight="bold" style:font-weight-asian="bold" fo:font-size="16pt" style:font-size-asian="16pt" style:font-size-complex="16pt"/>
    </style:style>
    <style:style style:name="P44" style:parent-style-name="Standard" style:list-style-name="LFO5" style:family="paragraph"/>
    <style:style style:name="P45" style:parent-style-name="Standard" style:list-style-name="LFO5" style:family="paragraph"/>
  </office:automatic-styles>
  <office:body>
    <office:text text:use-soft-page-breaks="true">
      <text:p text:style-name="P1">Personal asignado a<text:s/>móviles</text:p>
      <text:p text:style-name="P4">Cuartel central</text:p>
      <text:p text:style-name="P5"/>
      <text:p text:style-name="P6"/>
      <text:p text:style-name="P7">Móvil<text:s/>56:</text:p>
      <text:list text:style-name="LFO1" text:continue-numbering="true">
        <text:list-item>
          <text:p text:style-name="P8"><text:span text:style-name="T9">Sub. Of. Mayor Lilja <text:s/></text:span><text:span text:style-name="T10">- Referente -</text:span></text:p>
        </text:list-item>
        <text:list-item>
          <text:p text:style-name="P11">Bro. Ruffier<text:s/><text:span text:style-name="T12">- Referente -</text:span></text:p>
        </text:list-item>
        <text:list-item>
          <text:p text:style-name="P13">Bro. Montani</text:p>
        </text:list-item>
        <text:list-item>
          <text:p text:style-name="P14">Bro. Brandan</text:p>
        </text:list-item>
        <text:list-item>
          <text:p text:style-name="P15">Bro. Crusizio</text:p>
        </text:list-item>
        <text:list-item>
          <text:p text:style-name="P16">Bro. D’ Alessando</text:p>
        </text:list-item>
        <text:list-item>
          <text:p text:style-name="P17">Bro. López</text:p>
        </text:list-item>
      </text:list>
      <text:p text:style-name="Standard"/>
      <text:p text:style-name="Standard"/>
      <text:p text:style-name="P18">Móvil<text:s/>51:</text:p>
      <text:list text:style-name="LFO2" text:continue-numbering="true">
        <text:list-item>
          <text:p text:style-name="P19">Bro Marcollese <text:s/>-<text:span text:style-name="T20"><text:s/>Referente -</text:span></text:p>
        </text:list-item>
        <text:list-item>
          <text:p text:style-name="P21">Bro. Castellano<text:s/><text:span text:style-name="T22">- Referente -</text:span></text:p>
        </text:list-item>
        <text:list-item>
          <text:p text:style-name="P23">Bro. Marchetti</text:p>
        </text:list-item>
        <text:list-item>
          <text:p text:style-name="P24">Bro. Piñeiro H.</text:p>
        </text:list-item>
        <text:list-item>
          <text:p text:style-name="P25">Bro. Moradores</text:p>
        </text:list-item>
        <text:list-item>
          <text:p text:style-name="P26">Cdte. Formeliano</text:p>
        </text:list-item>
      </text:list>
      <text:p text:style-name="P27"/>
      <text:p text:style-name="P28"/>
      <text:p text:style-name="P29">Móviles<text:s/>52-40:</text:p>
      <text:list text:style-name="LFO3" text:continue-numbering="true">
        <text:list-item>
          <text:p text:style-name="P30">Bro. Dunkler -<text:span text:style-name="T31"><text:s/>Referente -</text:span></text:p>
        </text:list-item>
        <text:list-item>
          <text:p text:style-name="P32">Bro. Codevilla -<text:span text:style-name="T33"><text:s/>Referente -</text:span></text:p>
        </text:list-item>
      </text:list>
      <text:p text:style-name="P34"/>
      <text:p text:style-name="P35"/>
      <text:p text:style-name="P36">Móvil<text:s/>41:</text:p>
      <text:list text:style-name="LFO4" text:continue-numbering="true">
        <text:list-item>
          <text:p text:style-name="P37"><text:span text:style-name="T38">Sub. Of. Ppal Eguali -</text:span><text:span text:style-name="T39"><text:s/>Referente -</text:span></text:p>
        </text:list-item>
        <text:list-item>
          <text:p text:style-name="P40">Bro. Ferreyra</text:p>
        </text:list-item>
        <text:list-item>
          <text:p text:style-name="P41">Bro. Marchetti. A.</text:p>
        </text:list-item>
        <text:list-item>
          <text:p text:style-name="P42">Bro Galeano.</text:p>
        </text:list-item>
      </text:list>
      <text:p text:style-name="Standard"/>
      <text:p text:style-name="Standard"/>
      <text:p text:style-name="P43">Móvil 42:</text:p>
      <text:list text:style-name="LFO5" text:continue-numbering="true">
        <text:list-item>
          <text:p text:style-name="P44">Cbo. Fiorotto</text:p>
        </text:list-item>
        <text:list-item>
          <text:p text:style-name="P45">Bro. Sanchez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 style:font-name-asian="NSimSun" style:font-name-complex="Mang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</office:automatic-styles>
  <office:master-styles>
    <style:master-page style:name="MP0" style:page-layout-name="PL0">
      <style:header>
        <text:p text:style-name="Header">25/03/2019<text:tab/><text:tab/>Departamento de materiales</text:p>
      </style:header>
      <style:footer>
        <text:p text:style-name="Footer"><text:span text:style-name="T2">Encargado</text:span>: Oficial Principal Marchetti Santiago</text:p>
        <text:p text:style-name="Footer"><text:span text:style-name="T3">Subencargado</text:span>: Suboficial Mayor Lilja Dari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aquin Brandan</dc:creator>
    <meta:creation-date>2019-03-18T18:40:00Z</meta:creation-date>
    <dc:date>2019-03-25T22:18:00Z</dc:date>
    <meta:print-date>2019-03-25T22:14:00Z</meta:print-date>
    <meta:template xlink:href="Normal" xlink:type="simple"/>
    <meta:editing-cycles>2</meta:editing-cycles>
    <meta:editing-duration>PT1440S</meta:editing-duration>
    <meta:document-statistic meta:page-count="1" meta:paragraph-count="1" meta:word-count="81" meta:character-count="527" meta:row-count="3" meta:non-whitespace-character-count="447"/>
  </office:meta>
</office:document-meta>
</file>